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style:font-size-asian="14pt" style:font-size-complex="14pt"/>
    </style:style>
    <style:style style:name="P4" style:family="paragraph" style:parent-style-name="Heading_20_1">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bold" style:font-weight-asian="bold" style:font-name-complex="Verdana"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Georgia" fo:font-size="10.5pt" fo:font-weight="normal" style:font-size-asian="10.5pt" style:font-weight-asian="normal" style:font-size-complex="10.5pt" style:font-weight-complex="normal"/>
    </style:style>
    <style:style style:name="T7" style:family="text">
      <style:text-properties style:font-name="Georgia" fo:font-size="10.5pt" style:font-size-asian="10.5pt" style:font-size-complex="10.5pt"/>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fo:font-weight="bold" style:font-size-asian="10.5pt" style:font-weight-asian="bold" style:font-size-complex="10.5pt" style:font-weight-complex="bold"/>
    </style:style>
    <style:style style:name="T10"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1"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12"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13"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4" style:family="text">
      <style:text-properties fo:color="#80202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5"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6"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7"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8"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9"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Gospel of Moses</text:p>
      <text:p text:style-name="P2"/>
      <text:p text:style-name="P1"><text:span text:style-name="T1">Read:</text:span> Exodus 6:6-8:</text:p>
      <text:p text:style-name="P1"><text:s/></text:p>
      <text:p text:style-name="Standard"><text:span text:style-name="T9">Text:</text:span><text:span text:style-name="T7"> </text:span><text:span text:style-name="T19">II Corinthians 5:17</text:span><text:span text:style-name="T8"> Therefore if any man </text:span><text:span text:style-name="T18">be</text:span><text:span text:style-name="T8"> in Christ, </text:span><text:span text:style-name="T18">he is</text:span><text:span text:style-name="T8"> a new creature: old things are passed away; behold, all things are become new.</text:span></text:p>
      <text:p text:style-name="P1"/>
      <text:p text:style-name="P1"><text:span text:style-name="T1">Introduction:</text:span> I want to talk about Gods’ promises to the children of Israel and see if we can tie them into how we live today. I call this the Gospel of Moses because the word: “Gospel” means: “Good News.”</text:p>
      <text:p text:style-name="P1">Here is some good news if you are feeling like you are in bondage to any habit, situation, or demon influence.</text:p>
      <text:p text:style-name="P1"/>
      <text:h text:style-name="P4" text:outline-level="1">I. God promises rest from their burdens: <text:span text:style-name="T3">vs 6 “</text:span><text:span text:style-name="T5">I will bring you out</text:span></text:h>
      <text:h text:style-name="P4" text:outline-level="1"><text:span text:style-name="T5">from under the burdens of the Egyptians</text:span><text:span text:style-name="T3">” This promise is very important</text:span></text:h>
      <text:h text:style-name="P4" text:outline-level="1"><text:span text:style-name="T3">since the first thing that Pharaoh did after Moses spoke to him was to</text:span></text:h>
      <text:h text:style-name="P4" text:outline-level="1"><text:span text:style-name="T3">increase their burdens. He ordered them to produce the same amount of</text:span></text:h>
      <text:h text:style-name="P4" text:outline-level="1"><text:span text:style-name="T3">bricks but refused to provide the straw needed.</text:span></text:h>
      <text:p text:style-name="P1"><text:s text:c="2"/>Sometimes when God makes a promise, satan immediately makes it look like God is wrong. God is always true and right even when it seems that He missed it totally. Ask Lazarus!</text:p>
      <text:p text:style-name="P1"/>
      <text:h text:style-name="P4" text:outline-level="1">II. God promises deliverance from bondage: <text:span text:style-name="T3">vs 6</text:span> <text:span text:style-name="T3">“</text:span><text:span text:style-name="T5">I will rid you</text:span></text:h>
      <text:h text:style-name="P4" text:outline-level="1"><text:span text:style-name="T5">out of their bondage</text:span><text:span text:style-name="T3">.” I just know that the question on the mind of all</text:span></text:h>
      <text:h text:style-name="P4" text:outline-level="1"><text:span text:style-name="T3">who heard this is: “WHEN?” They must have been saying: “Moses, you </text:span></text:h>
      <text:h text:style-name="P4" text:outline-level="1"><text:span text:style-name="T3">talk a good talk; but do you see these chains? Your great inspiring speech</text:span></text:h>
      <text:h text:style-name="P4" text:outline-level="1"><text:span text:style-name="T3">didn’t break these chains. Moses we don’t need you giving us false hope. </text:span></text:h>
      <text:h text:style-name="P4" text:outline-level="1"><text:span text:style-name="T3">Pharaoh ain’t letting nobody go!”</text:span></text:h>
      <text:p text:style-name="Standard"><text:span text:style-name="T6"/></text:p>
      <text:p text:style-name="P1"><text:span text:style-name="T1">III. God promises to redeem them with great judgments: </text:span><text:span text:style-name="T3">vs</text:span><text:span text:style-name="T1"> </text:span><text:span text:style-name="T3">6</text:span> <text:s text:c="3"/>“<text:span text:style-name="T4">I will redeem you with…great judgments</text:span>.” This is a promise that God will hurt the Egyptians and, in doing so, will deliver Israel. Once again it is easy to see why the children of Israel would be skeptical. Even when the judgments came they seemed only to cause Pharaoh to be more committed to keeping them slaves. He got harder and meaner and their pain was increasing. God’s judgments were not working.</text:p>
      <text:p text:style-name="P1"/>
      <text:p text:style-name="P1"><text:span text:style-name="T1">IV. God promises to adopt them into His family: </text:span><text:span text:style-name="T3">vs 7</text:span><text:span text:style-name="T1"> </text:span>“<text:span text:style-name="T4">I will take you to me for a people</text:span>.” God is promising far more than freedom from bondage; He is promising personal relationship that includes a commitment for endless care. This commits God to a personal presence far beyond their freedom from their present bondage.<text:tab/></text:p>
      <text:p text:style-name="P1"/>
      <text:p text:style-name="P1"><text:span text:style-name="T1">V. God promises freedom from slavery: </text:span><text:span text:style-name="T3">vs 7</text:span><text:span text:style-name="T1"> </text:span>“<text:span text:style-name="T4">I am the LORD your God, which bringeth you out from under the burdens of the Egyptians</text:span>.” This promise seems redundant; it is simply a confirmation of all the other promises in this message. It is as if God is saying: “Don’t you get it? I am going to completely remove your slave status. </text:p>
      <text:p text:style-name="P1"><text:span text:style-name="T2"><text:s text:c="2"/></text:span>It is possible to get out of Egypt and still be a slave. A reading of American history shows many who were slaves to one master being sold to another. For many of them there was an improvement in treatment after being sold to a new master and the slave may have been happy about the sale but they were still slaves. AA/NA/GA meetings everywhere prove that you can beat an addiction and still be a slave to sin. Many are the self-improvement programs that make people feel good without bringing permanent change. They only exchange one addiction for another.</text:p>
      <text:p text:style-name="P1"/>
      <text:p text:style-name="P1"><text:span text:style-name="T1">VI. God promises a permanent inheritance: </text:span><text:span text:style-name="T3">vs 8</text:span> “<text:span text:style-name="T4">I will bring you in unto the land…and I will give it you for an heritage</text:span>.” God is promising that not only will they find freedom from bondage and from the title and life of slavery but they will have a permanent place to call home. It will be a possession that they will be able to pass on to their children. It means that they stigma of slavery is gone. They are being promised that they will not even look like a slave. Their status is that of a landlord; they are people of significance in the community.</text:p>
      <text:p text:style-name="P1"/>
      <text:p text:style-name="P1"><text:span text:style-name="T1">Conclude:</text:span> The “Gospel of Moses” is really a six part promise and it is also a promise that we can claim for our own lives. God first promises rest from our burdens, deliverance from bondage, redemption, adoption, freedom from slavery, and a permanent inheritance. </text:p>
      <text:p text:style-name="P1"><text:s text:c="2"/>Is there anyone out there who needs rest? Are you just worn out from the battle? How about deliverance from bondage? Is there anyone here who wants help with a habit or sin that seems to control their life? Would you like to be purchased from your slave-master and then discover that your new master hands you a certificate of emancipation? How about a title for a new home? Would you like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Gospel of Moses</dc:title>
    <meta:initial-creator>Joel Tice</meta:initial-creator>
    <meta:creation-date>2007-05-05T19:53:00</meta:creation-date>
    <dc:creator>Joel Tice</dc:creator>
    <dc:date>2019-02-13T13:48:22.93</dc:date>
    <meta:editing-cycles>7</meta:editing-cycles>
    <meta:editing-duration>PT11H29M</meta:editing-duration>
    <meta:document-statistic meta:table-count="0" meta:image-count="0" meta:object-count="0" meta:page-count="1" meta:paragraph-count="25" meta:word-count="782" meta:character-count="4274"/>
    <meta:generator>OpenOffice/4.1.3$Win32 OpenOffice.org_project/413m1$Build-9783</meta:generator>
  </office:meta>
</office:document-meta>
</file>